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791in"/>
    </style:style>
    <style:style style:name="co3" style:family="table-column">
      <style:table-column-properties fo:break-before="auto" style:column-width="1.8091in"/>
    </style:style>
    <style:style style:name="co4" style:family="table-column">
      <style:table-column-properties fo:break-before="auto" style:column-width="2.328in"/>
    </style:style>
    <style:style style:name="co5" style:family="table-column">
      <style:table-column-properties fo:break-before="auto" style:column-width="2.2508in"/>
    </style:style>
    <style:style style:name="co6" style:family="table-column">
      <style:table-column-properties fo:break-before="auto" style:column-width="1.6193in"/>
    </style:style>
    <style:style style:name="co7" style:family="table-column">
      <style:table-column-properties fo:break-before="auto" style:column-width="1.2835in"/>
    </style:style>
    <style:style style:name="co8" style:family="table-column">
      <style:table-column-properties fo:break-before="auto" style:column-width="1.648in"/>
    </style:style>
    <style:style style:name="co9" style:family="table-column">
      <style:table-column-properties fo:break-before="auto" style:column-width="2.4543in"/>
    </style:style>
    <style:style style:name="ro1" style:family="table-row">
      <style:table-row-properties style:row-height="0.1807in" fo:break-before="auto" style:use-optimal-row-height="true"/>
    </style:style>
    <style:style style:name="ro2" style:family="table-row">
      <style:table-row-properties style:row-height="1.5626in" fo:break-before="auto" style:use-optimal-row-height="true"/>
    </style:style>
    <style:style style:name="ro3" style:family="table-row">
      <style:table-row-properties style:row-height="1.25in" fo:break-before="auto" style:use-optimal-row-height="true"/>
    </style:style>
    <style:style style:name="ro4" style:family="table-row">
      <style:table-row-properties style:row-height="1.0972in" fo:break-before="auto" style:use-optimal-row-height="true"/>
    </style:style>
    <style:style style:name="ro5" style:family="table-row">
      <style:table-row-properties style:row-height="0.9445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hrink-to-fit="false"/>
      <style:text-properties fo:font-weight="bold" style:font-weight-asian="bold" style:font-weight-complex="bold"/>
    </style:style>
    <style:style style:name="ce2" style:family="table-cell" style:parent-style-name="Default">
      <style:table-cell-properties fo:wrap-option="wrap" style:shrink-to-fit="false"/>
    </style:style>
    <style:style style:name="ce3" style:family="table-cell" style:parent-style-name="Default">
      <style:table-cell-properties fo:wrap-option="wrap" style:shrink-to-fit="false"/>
      <style:text-properties fo:color="#000000"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
        <table:table-column table:style-name="co9" table:default-cell-style-name="ce2"/>
        <table:table-column table:style-name="co1" table:number-columns-repeated="1014" table:default-cell-style-name="ce2"/>
        <table:table-row table:style-name="ro1">
          <table:table-cell table:style-name="ce1" office:value-type="string" calcext:value-type="string">
            <text:p>ID</text:p>
          </table:table-cell>
          <table:table-cell table:style-name="ce1" office:value-type="string" calcext:value-type="string">
            <text:p>Component</text:p>
          </table:table-cell>
          <table:table-cell table:style-name="ce1" office:value-type="string" calcext:value-type="string">
            <text:p>Title</text:p>
          </table:table-cell>
          <table:table-cell table:style-name="ce1" office:value-type="string" calcext:value-type="string">
            <text:p>Test case</text:p>
          </table:table-cell>
          <table:table-cell table:style-name="ce1" office:value-type="string" calcext:value-type="string">
            <text:p>Steps to reproduce</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everity</text:p>
          </table:table-cell>
          <table:table-cell table:style-name="ce1" office:value-type="string" calcext:value-type="string">
            <text:p>Environment</text:p>
          </table:table-cell>
          <table:table-cell table:style-name="ce1" office:value-type="string" calcext:value-type="string">
            <text:p>Additional info</text:p>
          </table:table-cell>
          <table:table-cell table:number-columns-repeated="1014"/>
        </table:table-row>
        <table:table-row table:style-name="ro2">
          <table:table-cell office:value-type="float" office:value="1" calcext:value-type="float">
            <text:p>1</text:p>
          </table:table-cell>
          <table:table-cell office:value-type="string" calcext:value-type="string">
            <text:p>Contact Us Form</text:p>
          </table:table-cell>
          <table:table-cell office:value-type="string" calcext:value-type="string">
            <text:p>Contact us message with email address of max length </text:p>
          </table:table-cell>
          <table:table-cell office:value-type="string" calcext:value-type="string">
            <text:p>Send message with max length valid email</text:p>
          </table:table-cell>
          <table:table-cell office:value-type="string" calcext:value-type="string">
            <text:p>1) Go to Contact Us Form page:</text:p>
            <text:p><text:a xlink:href="http://automationpractice.pl/index.php?controller=contact" xlink:type="simple">http://automationpractice.pl/index.php?controller=contact</text:a></text:p>
            <text:p>2) Fill form with following data:</text:p>
            <text:p>Subject = Customer Service</text:p>
            <text:p><text:span text:style-name="T1">Email address = </text:span></text:p>
            <text:p><text:span text:style-name="T1"><text:a xlink:href="mailto:hAwcpZAffidtaknFSvcWkOQrYalCrNGiEJAlTTftopMVfeHNXSkfgGqvnZxRQbpq@vrTwFQBoWSFNVdifNYZAmvEdAbFKpfIeIZVIBkjRNMoGIYHMJpKAqMjcCRJyjndgnHAGPWiYealCnfHAEoJEYGQgdvVypJAjgwHstEaIHPXBajSqXmJffaKEnSoBsvHcrXpsvaNWkJVICBpZVzGXtGJFXBPnyMkERzFXTHuXpYYYabsAXouifYYMn.com" xlink:type="simple">hAwcpZAffidtaknFSvcWkOQrYalCrNGiEJAlTTftopMVfeHNXSkfgGqvnZxRQbpq@vrTwFQBoWSFNVdifNYZAmvEdAbFKpfIeIZVIBkjRNMoGIYHMJpKAqMjcCRJyjndgnHAGPWiYealCnfHAEoJEYGQgdvVypJAjgwHstEaIHPXBajSqXmJffaKEnSoBsvHcrXpsvaNWkJVICBpZVzGXtGJFXBPnyMkERzFXTHuXpYYYabsAXouifYYMn.com</text:a></text:span></text:p>
            <text:p><text:span text:style-name="T1">Order reference = 123asd </text:span></text:p>
            <text:p>Message text = Hello</text:p>
            <text:p>3) Don’t include any attachment</text:p>
            <text:p>4) Click ‘Send’ btn</text:p>
          </table:table-cell>
          <table:table-cell office:value-type="string" calcext:value-type="string">
            <text:p>Green alert box should display informing that message was sent successfully</text:p>
          </table:table-cell>
          <table:table-cell office:value-type="string" calcext:value-type="string">
            <text:p>message with 500 Server Error is displayed</text:p>
          </table:table-cell>
          <table:table-cell office:value-type="string" calcext:value-type="string">
            <text:p>LOW</text:p>
          </table:table-cell>
          <table:table-cell office:value-type="string" calcext:value-type="string">
            <text:p>CHROME</text:p>
            <text:p>FIREFOX</text:p>
          </table:table-cell>
          <table:table-cell table:style-name="ce3" office:value-type="string" calcext:value-type="string">
            <text:p>email address consists in total of 254 chars:<text:line-break/><text:line-break/>RandomStringUtils.randomAlphabetic(64) + "@" + <text:s text:c="7"/>RandomStringUtils.randomAlphabetic(185) + ".com"</text:p>
          </table:table-cell>
          <table:table-cell table:number-columns-repeated="1014"/>
        </table:table-row>
        <table:table-row table:style-name="ro3">
          <table:table-cell office:value-type="float" office:value="2" calcext:value-type="float">
            <text:p>2</text:p>
          </table:table-cell>
          <table:table-cell office:value-type="string" calcext:value-type="string">
            <text:p>QuickView of Best Seller</text:p>
          </table:table-cell>
          <table:table-cell office:value-type="string" calcext:value-type="string">
            <text:p>Decrease wanted quantity of product to max available value</text:p>
          </table:table-cell>
          <table:table-cell office:value-type="string" calcext:value-type="string">
            <text:p>Decrease wanted quantity to max available value if entered quantity exceeds max available value</text:p>
          </table:table-cell>
          <table:table-cell office:value-type="string" calcext:value-type="string">
            <text:p>1) Go to main page</text:p>
            <text:p>2) Click on Best Seller tab</text:p>
            <text:p>3) Hover on first product ‘Blouse’</text:p>
            <text:p>4) Click on QuickView btn</text:p>
            <text:p>5) Enter wanted quantity: 304</text:p>
            <text:p>(it must exceed available quantity of product)</text:p>
            <text:p>6) Click on minus btn</text:p>
          </table:table-cell>
          <table:table-cell office:value-type="string" calcext:value-type="string">
            <text:p>Value in wanted quantity box should change to max available quantity. So to: 299</text:p>
          </table:table-cell>
          <table:table-cell office:value-type="string" calcext:value-type="string">
            <text:p>Value in wanted quantity box is decreased by one</text:p>
          </table:table-cell>
          <table:table-cell office:value-type="string" calcext:value-type="string">
            <text:p>LOW</text:p>
          </table:table-cell>
          <table:table-cell office:value-type="string" calcext:value-type="string">
            <text:p>CHROME</text:p>
            <text:p>FIREFOX</text:p>
          </table:table-cell>
          <table:table-cell office:value-type="string" calcext:value-type="string">
            <text:p>This behavior is no consistent with how plus btn works. If entered quantity exceeds max available value and user wants to increase it with plus btn than value is automatically sent to max available quantity.</text:p>
          </table:table-cell>
          <table:table-cell table:number-columns-repeated="1014"/>
        </table:table-row>
        <table:table-row table:style-name="ro4">
          <table:table-cell office:value-type="float" office:value="3" calcext:value-type="float">
            <text:p>3</text:p>
          </table:table-cell>
          <table:table-cell office:value-type="string" calcext:value-type="string">
            <text:p>QuickView of Best Seller</text:p>
          </table:table-cell>
          <table:table-cell office:value-type="string" calcext:value-type="string">
            <text:p>No error box displayed for negative fractional values of wanted quantity</text:p>
          </table:table-cell>
          <table:table-cell office:value-type="string" calcext:value-type="string">
            <text:p>Do not add product with wanted quantity lower then 1 to cart. Quantity: -0.3</text:p>
          </table:table-cell>
          <table:table-cell office:value-type="string" calcext:value-type="string">
            <text:p><text:span text:style-name="T1">1) Go to main page</text:span></text:p>
            <text:p><text:span text:style-name="T1">2) Click on Best Seller tab</text:span></text:p>
            <text:p><text:span text:style-name="T1">3) Hover on first product ‘Blouse’</text:span></text:p>
            <text:p><text:span text:style-name="T1">4) Click on QuickView btn</text:span></text:p>
            <text:p><text:span text:style-name="T1">5) Enter wanted quantity: -0.3</text:span></text:p>
            <text:p><text:span text:style-name="T1">6) Add product to cart</text:span></text:p>
            <text:p><text:span text:style-name="T1">7)Go to cart on home page</text:span></text:p>
          </table:table-cell>
          <table:table-cell office:value-type="string" calcext:value-type="string">
            <text:p>Error box with “Null quantity” message should be displayed</text:p>
          </table:table-cell>
          <table:table-cell office:value-type="string" calcext:value-type="string">
            <text:p>QuickView is being closed and cart on home page is empty.</text:p>
          </table:table-cell>
          <table:table-cell office:value-type="string" calcext:value-type="string">
            <text:p>LOW</text:p>
          </table:table-cell>
          <table:table-cell office:value-type="string" calcext:value-type="string">
            <text:p>CHROME</text:p>
            <text:p>FIREFOX</text:p>
          </table:table-cell>
          <table:table-cell office:value-type="string" calcext:value-type="string">
            <text:p>Closing QuickView after clicking on ‘Add to cart’ suggests that product was added to cart. </text:p>
          </table:table-cell>
          <table:table-cell table:number-columns-repeated="1014"/>
        </table:table-row>
        <table:table-row table:style-name="ro4">
          <table:table-cell office:value-type="float" office:value="4" calcext:value-type="float">
            <text:p>4</text:p>
          </table:table-cell>
          <table:table-cell office:value-type="string" calcext:value-type="string">
            <text:p>QuickView of Best Seller</text:p>
          </table:table-cell>
          <table:table-cell office:value-type="string" calcext:value-type="string">
            <text:p>Negative value of wanted quantity of product changes to positive after adding product to cart</text:p>
          </table:table-cell>
          <table:table-cell office:value-type="string" calcext:value-type="string">
            <text:p>Do not add product with wanted quantity lower then 1 to cart. Quantity: -5</text:p>
          </table:table-cell>
          <table:table-cell office:value-type="string" calcext:value-type="string">
            <text:p><text:span text:style-name="T1">1) Go to main page</text:span></text:p>
            <text:p><text:span text:style-name="T1">2) Click on Best Seller tab</text:span></text:p>
            <text:p><text:span text:style-name="T1">3) Hover on first product ‘Blouse’</text:span></text:p>
            <text:p><text:span text:style-name="T1">4) Click on QuickView btn</text:span></text:p>
            <text:p><text:span text:style-name="T1">5) Enter wanted quantity: -5</text:span></text:p>
            <text:p><text:span text:style-name="T1">6) Add product to cart</text:span></text:p>
            <text:p><text:span text:style-name="T1">7) Go to cart on home page</text:span></text:p>
          </table:table-cell>
          <table:table-cell office:value-type="string" calcext:value-type="string">
            <text:p>Error box with “Null quantity” message should be displayed</text:p>
          </table:table-cell>
          <table:table-cell office:value-type="string" calcext:value-type="string">
            <text:p>There are 5 items of product in cart of home page</text:p>
          </table:table-cell>
          <table:table-cell office:value-type="string" calcext:value-type="string">
            <text:p>LOW</text:p>
          </table:table-cell>
          <table:table-cell office:value-type="string" calcext:value-type="string">
            <text:p>CHROME</text:p>
            <text:p>FIREFOX</text:p>
          </table:table-cell>
          <table:table-cell table:number-columns-repeated="1015"/>
        </table:table-row>
        <table:table-row table:style-name="ro5">
          <table:table-cell office:value-type="float" office:value="5" calcext:value-type="float">
            <text:p>5</text:p>
          </table:table-cell>
          <table:table-cell office:value-type="string" calcext:value-type="string">
            <text:p>QuickView of Best Seller</text:p>
          </table:table-cell>
          <table:table-cell office:value-type="string" calcext:value-type="string">
            <text:p>Increase wanted quantity to 1 from negative value</text:p>
          </table:table-cell>
          <table:table-cell office:value-type="string" calcext:value-type="string">
            <text:p>Increase wanted quantity to 1 with plus btn when entered quantity lower than 1. Quantity: -5</text:p>
          </table:table-cell>
          <table:table-cell office:value-type="string" calcext:value-type="string">
            <text:p><text:span text:style-name="T1">1) Go to main page</text:span></text:p>
            <text:p><text:span text:style-name="T1">2) Click on Best Seller tab</text:span></text:p>
            <text:p><text:span text:style-name="T1">3) Hover on first product ‘Blouse’</text:span></text:p>
            <text:p><text:span text:style-name="T1">4) Click on QuickView btn</text:span></text:p>
            <text:p><text:span text:style-name="T1">5) Enter wanted quantity: -5</text:span></text:p>
            <text:p><text:span text:style-name="T1">6) Click on plus btn</text:span></text:p>
          </table:table-cell>
          <table:table-cell office:value-type="string" calcext:value-type="string">
            <text:p>Value in wanted quantity box should change to 1</text:p>
          </table:table-cell>
          <table:table-cell office:value-type="string" calcext:value-type="string">
            <text:p>Value in wanted quantity box increases to -4</text:p>
          </table:table-cell>
          <table:table-cell office:value-type="string" calcext:value-type="string">
            <text:p>LOW</text:p>
          </table:table-cell>
          <table:table-cell office:value-type="string" calcext:value-type="string">
            <text:p>CHROME</text:p>
            <text:p>FIREFOX</text:p>
          </table:table-cell>
          <table:table-cell table:number-columns-repeated="1015"/>
        </table:table-row>
        <table:table-row table:style-name="ro6" table:number-rows-repeated="104856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6">00/00/0000</text:date>, <text:time style:data-style-name="N2" text:time-value="12:07:25.5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3T15:30:03.715000000</meta:creation-date>
    <dc:date>2022-08-16T14:59:02.276000000</dc:date>
    <meta:editing-duration>PT4H9M3S</meta:editing-duration>
    <meta:editing-cycles>4</meta:editing-cycles>
    <meta:generator>LibreOffice/7.1.5.2$Windows_X86_64 LibreOffice_project/85f04e9f809797b8199d13c421bd8a2b025d52b5</meta:generator>
    <meta:document-statistic meta:table-count="1" meta:cell-count="58" meta:object-count="0"/>
  </office:meta>
</office:document-meta>
</file>